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3.476cm" fo:margin-left="1.51cm" table:align="left"/>
    </style:style>
    <style:style style:name="表格1.A" style:family="table-column">
      <style:table-column-properties style:column-width="1.685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F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H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3.476cm" fo:margin-left="1.51cm" table:align="left"/>
    </style:style>
    <style:style style:name="表格2.A" style:family="table-column">
      <style:table-column-properties style:column-width="1.68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F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H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3.494cm" fo:margin-left="1.528cm" table:align="left"/>
    </style:style>
    <style:style style:name="表格3.A" style:family="table-column">
      <style:table-column-properties style:column-width="4.128cm"/>
    </style:style>
    <style:style style:name="表格3.B" style:family="table-column">
      <style:table-column-properties style:column-width="5.68cm"/>
    </style:style>
    <style:style style:name="表格3.C" style:family="table-column">
      <style:table-column-properties style:column-width="3.687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3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表格3.C3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7c340" officeooo:paragraph-rsid="0017c340"/>
    </style:style>
    <style:style style:name="P2" style:family="paragraph" style:parent-style-name="Standard">
      <style:text-properties officeooo:paragraph-rsid="0018c333"/>
    </style:style>
    <style:style style:name="P3" style:family="paragraph" style:parent-style-name="Standard">
      <style:text-properties officeooo:paragraph-rsid="00197dbb"/>
    </style:style>
    <style:style style:name="P4" style:family="paragraph" style:parent-style-name="Standard">
      <style:paragraph-properties fo:margin-left="0.741cm" fo:margin-right="0cm" fo:text-indent="0cm" style:auto-text-indent="false"/>
      <style:text-properties officeooo:rsid="0017c340" officeooo:paragraph-rsid="0017c340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7c340" officeooo:paragraph-rsid="0017c340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8c333" officeooo:paragraph-rsid="0018c333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18c333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d8656" officeooo:paragraph-rsid="001d8656"/>
    </style:style>
    <style:style style:name="P9" style:family="paragraph" style:parent-style-name="Standard">
      <style:paragraph-properties fo:margin-left="1.482cm" fo:margin-right="0cm" fo:text-indent="0cm" style:auto-text-indent="false"/>
      <style:text-properties officeooo:paragraph-rsid="0018c333"/>
    </style:style>
    <style:style style:name="P10" style:family="paragraph" style:parent-style-name="Standard">
      <style:paragraph-properties fo:margin-left="1.482cm" fo:margin-right="0cm" fo:text-indent="0cm" style:auto-text-indent="false"/>
      <style:text-properties officeooo:paragraph-rsid="00197dbb"/>
    </style:style>
    <style:style style:name="P11" style:family="paragraph" style:parent-style-name="Standard">
      <style:paragraph-properties fo:margin-left="1.482cm" fo:margin-right="0cm" fo:text-indent="0cm" style:auto-text-indent="false"/>
      <style:text-properties officeooo:rsid="001b78b6" officeooo:paragraph-rsid="001b78b6"/>
    </style:style>
    <style:style style:name="P12" style:family="paragraph" style:parent-style-name="Table_20_Contents">
      <style:paragraph-properties fo:text-align="center" style:justify-single-word="false"/>
      <style:text-properties officeooo:rsid="0017c340" officeooo:paragraph-rsid="0017c340"/>
    </style:style>
    <style:style style:name="P13" style:family="paragraph" style:parent-style-name="Table_20_Contents">
      <style:paragraph-properties fo:text-align="center" style:justify-single-word="false"/>
      <style:text-properties officeooo:rsid="0017c340" officeooo:paragraph-rsid="0018c333"/>
    </style:style>
    <style:style style:name="P14" style:family="paragraph" style:parent-style-name="Table_20_Contents">
      <style:paragraph-properties fo:text-align="center" style:justify-single-word="false"/>
      <style:text-properties officeooo:rsid="0018c333" officeooo:paragraph-rsid="0018c333"/>
    </style:style>
    <style:style style:name="P15" style:family="paragraph" style:parent-style-name="Table_20_Contents">
      <style:text-properties officeooo:rsid="001b78b6" officeooo:paragraph-rsid="001b78b6"/>
    </style:style>
    <style:style style:name="P16" style:family="paragraph" style:parent-style-name="Table_20_Contents">
      <style:paragraph-properties fo:text-align="center" style:justify-single-word="false"/>
      <style:text-properties officeooo:rsid="001d3856" officeooo:paragraph-rsid="001d3856"/>
    </style:style>
    <style:style style:name="P17" style:family="paragraph" style:parent-style-name="Table_20_Contents">
      <style:text-properties officeooo:rsid="001b78b6" officeooo:paragraph-rsid="001b78b6" fo:background-color="transparent"/>
    </style:style>
    <style:style style:name="T1" style:family="text">
      <style:text-properties style:text-position="sub 58%"/>
    </style:style>
    <style:style style:name="T2" style:family="text">
      <style:text-properties officeooo:rsid="0018c333"/>
    </style:style>
    <style:style style:name="T3" style:family="text">
      <style:text-properties officeooo:rsid="001978da"/>
    </style:style>
    <style:style style:name="T4" style:family="text">
      <style:text-properties officeooo:rsid="00197dbb"/>
    </style:style>
    <style:style style:name="T5" style:family="text">
      <style:text-properties officeooo:rsid="001b78b6"/>
    </style:style>
    <style:style style:name="T6" style:family="text">
      <style:text-properties officeooo:rsid="001d385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假設一浮點數表示法如下：</text:p>
      <text:p text:style-name="P1"/>
      <text:p text:style-name="P4">Sign bit: 1 bit</text:p>
      <text:p text:style-name="P4">Exponent bits: 4 bits</text:p>
      <text:p text:style-name="P4">Mantissa bits: 3 bits</text:p>
      <text:p text:style-name="P4">Total: 8 bits</text:p>
      <text:p text:style-name="P4"/>
      <table:table table:name="表格1" table:style-name="表格1">
        <table:table-column table:style-name="表格1.A" table:number-columns-repeated="8"/>
        <table:table-row table:style-name="TableLine2210438397616">
          <table:table-cell table:style-name="表格1.A1" office:value-type="string">
            <text:p text:style-name="P12">Sign</text:p>
          </table:table-cell>
          <table:table-cell table:style-name="表格1.A1" table:number-columns-spanned="4" office:value-type="string">
            <text:p text:style-name="P12">Exponent</text:p>
          </table:table-cell>
          <table:covered-table-cell/>
          <table:covered-table-cell/>
          <table:covered-table-cell/>
          <table:table-cell table:style-name="表格1.F1" table:number-columns-spanned="3" office:value-type="string">
            <text:p text:style-name="P12">Mantissa</text:p>
          </table:table-cell>
          <table:covered-table-cell/>
          <table:covered-table-cell/>
        </table:table-row>
        <table:table-row table:style-name="TableLine2210438397616"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H2" office:value-type="string">
            <text:p text:style-name="Table_20_Contents"/>
          </table:table-cell>
        </table:table-row>
      </table:table>
      <text:p text:style-name="P5"/>
      <text:p text:style-name="P8">使用浮點數表示法計算<draw:frame draw:style-name="fr1" draw:name="物件4" text:anchor-type="as-char" svg:y="-0.619cm" svg:width="1.072cm" svg:height="0.998cm" draw:z-index="3"><draw:object xlink:href="./Object 4" xlink:type="simple" xlink:show="embed" xlink:actuate="onLoad"/><draw:image xlink:href="./ObjectReplacements/Object 4" xlink:type="simple" xlink:show="embed" xlink:actuate="onLoad"/></draw:frame>：</text:p>
      <text:p text:style-name="P5"/>
      <text:p text:style-name="P5"><draw:frame draw:style-name="fr1" draw:name="物件1" text:anchor-type="as-char" svg:y="-0.619cm" svg:width="5.898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使用浮點數表示法：</text:p>
      <text:p text:style-name="P6"/>
      <table:table table:name="表格2" table:style-name="表格2">
        <table:table-column table:style-name="表格2.A" table:number-columns-repeated="8"/>
        <table:table-row table:style-name="TableLine2210421263696">
          <table:table-cell table:style-name="表格2.A1" office:value-type="string">
            <text:p text:style-name="P13">Sign</text:p>
          </table:table-cell>
          <table:table-cell table:style-name="表格2.A1" table:number-columns-spanned="4" office:value-type="string">
            <text:p text:style-name="P13">Exponent</text:p>
          </table:table-cell>
          <table:covered-table-cell/>
          <table:covered-table-cell/>
          <table:covered-table-cell/>
          <table:table-cell table:style-name="表格2.F1" table:number-columns-spanned="3" office:value-type="string">
            <text:p text:style-name="P13">Mantissa</text:p>
          </table:table-cell>
          <table:covered-table-cell/>
          <table:covered-table-cell/>
        </table:table-row>
        <table:table-row table:style-name="TableLine2210421263696">
          <table:table-cell table:style-name="表格2.A2" office:value-type="string">
            <text:p text:style-name="P14">0</text:p>
          </table:table-cell>
          <table:table-cell table:style-name="表格2.A2" office:value-type="string">
            <text:p text:style-name="P14">0</text:p>
          </table:table-cell>
          <table:table-cell table:style-name="表格2.A2" office:value-type="string">
            <text:p text:style-name="P14">1</text:p>
          </table:table-cell>
          <table:table-cell table:style-name="表格2.A2" office:value-type="string">
            <text:p text:style-name="P14">0</text:p>
          </table:table-cell>
          <table:table-cell table:style-name="表格2.A2" office:value-type="string">
            <text:p text:style-name="P14">1</text:p>
          </table:table-cell>
          <table:table-cell table:style-name="表格2.A2" office:value-type="string">
            <text:p text:style-name="P14">0</text:p>
          </table:table-cell>
          <table:table-cell table:style-name="表格2.A2" office:value-type="string">
            <text:p text:style-name="P14">1</text:p>
          </table:table-cell>
          <table:table-cell table:style-name="表格2.H2" office:value-type="string">
            <text:p text:style-name="P16">1</text:p>
          </table:table-cell>
        </table:table-row>
      </table:table>
      <text:p text:style-name="P2"/>
      <text:p text:style-name="P2"><text:tab/><text:span text:style-name="T2">Sign: 正數為 0，負數為 1。</text:span></text:p>
      <text:p text:style-name="P2"><text:tab/>E<text:span text:style-name="T2">xponent:</text:span><text:span text:style-name="T2"><draw:frame draw:style-name="fr1" draw:name="物件2" text:anchor-type="as-char" svg:y="-0.386cm" svg:width="5.477cm" svg:height="0.563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><text:tab/><text:span text:style-name="T3">Mantissa: </text:span></text:p>
      <text:p text:style-name="P10"/>
      <text:p text:style-name="P10"><text:span text:style-name="T4">(1)</text:span><text:span text:style-name="T3"><draw:frame draw:style-name="fr1" draw:name="物件3" text:anchor-type="as-char" svg:y="-0.526cm" svg:width="7.163cm" svg:height="0.79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9"><text:span text:style-name="T4">(2) R</text:span><text:span text:style-name="T5">ounding:</text:span></text:p>
      <text:p text:style-name="P9"/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TableLine2210684230128">
          <table:table-cell table:style-name="表格3.A1" office:value-type="string">
            <text:p text:style-name="P15">有效位數</text:p>
          </table:table-cell>
          <table:table-cell table:style-name="表格3.A1" office:value-type="string">
            <text:p text:style-name="Table_20_Contents">無效位數</text:p>
          </table:table-cell>
          <table:table-cell table:style-name="表格3.C1" office:value-type="string">
            <text:p text:style-name="Table_20_Contents">R<text:span text:style-name="T5">ounding 結果</text:span></text:p>
          </table:table-cell>
        </table:table-row>
        <table:table-row table:style-name="TableLine2210684230128">
          <table:table-cell table:style-name="表格3.A2" office:value-type="string">
            <text:p text:style-name="Table_20_Contents">XXX<text:span text:style-name="T5">0</text:span></text:p>
          </table:table-cell>
          <table:table-cell table:style-name="表格3.A2" office:value-type="string">
            <text:p text:style-name="P15">0XXXX...</text:p>
          </table:table-cell>
          <table:table-cell table:style-name="表格3.C2" office:value-type="string">
            <text:p text:style-name="P15">XXX0</text:p>
          </table:table-cell>
        </table:table-row>
        <table:table-row table:style-name="TableLine2210684230128">
          <table:table-cell table:style-name="表格3.A3" office:value-type="string">
            <text:p text:style-name="P17">XXX0</text:p>
          </table:table-cell>
          <table:table-cell table:style-name="表格3.A3" office:value-type="string">
            <text:p text:style-name="P17">1XXXX...1...XXX</text:p>
          </table:table-cell>
          <table:table-cell table:style-name="表格3.C3" office:value-type="string">
            <text:p text:style-name="P17">XXX1</text:p>
          </table:table-cell>
        </table:table-row>
        <table:table-row table:style-name="TableLine2210684230128">
          <table:table-cell table:style-name="表格3.A2" office:value-type="string">
            <text:p text:style-name="P15">XX00</text:p>
          </table:table-cell>
          <table:table-cell table:style-name="表格3.A2" office:value-type="string">
            <text:p text:style-name="P15">1000…...(All 0 except first 1)</text:p>
          </table:table-cell>
          <table:table-cell table:style-name="表格3.C2" office:value-type="string">
            <text:p text:style-name="P15">XX00</text:p>
          </table:table-cell>
        </table:table-row>
        <table:table-row table:style-name="TableLine2210684230128">
          <table:table-cell table:style-name="表格3.A2" office:value-type="string">
            <text:p text:style-name="P15">XX01</text:p>
          </table:table-cell>
          <table:table-cell table:style-name="表格3.A2" office:value-type="string">
            <text:p text:style-name="P15">1000…...(All 0 except first 1)</text:p>
          </table:table-cell>
          <table:table-cell table:style-name="表格3.C2" office:value-type="string">
            <text:p text:style-name="P15">XX10</text:p>
          </table:table-cell>
        </table:table-row>
      </table:table>
      <text:p text:style-name="P11"/>
      <text:p text:style-name="P11">(3) 結果：01<text:span text:style-name="T6">1</text:span></text:p>
      <text:p text:style-name="P9"><text:s/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0T08:04:35.544000000</meta:creation-date>
    <meta:generator>LibreOffice/7.0.2.2$Windows_X86_64 LibreOffice_project/8349ace3c3162073abd90d81fd06dcfb6b36b994</meta:generator>
    <dc:date>2020-10-20T11:21:04.805000000</dc:date>
    <meta:editing-duration>PT2M27S</meta:editing-duration>
    <meta:editing-cycles>1</meta:editing-cycles>
    <meta:document-statistic meta:table-count="3" meta:image-count="0" meta:object-count="4" meta:page-count="1" meta:paragraph-count="44" meta:word-count="113" meta:character-count="351" meta:non-whitespace-character-count="321"/>
  </office:meta>
</office:document-meta>
</file>

<file path=Object 1/content.xml><?xml version="1.0" encoding="utf-8"?>
<math xmlns="http://www.w3.org/1998/Math/MathML" display="block">
  <semantics>
    <mrow>
      <mrow>
        <mfrac>
          <mn>1</mn>
          <mn>3</mn>
        </mfrac>
        <mo stretchy="false">=</mo>
        <mn>0.</mn>
      </mrow>
      <mrow>
        <msub>
          <mover accent="true">
            <mn>3</mn>
            <mo>¯</mo>
          </mover>
          <mrow>
            <mo fence="true" stretchy="false">(</mo>
            <mrow>
              <mn>10</mn>
            </mrow>
            <mo fence="true" stretchy="false">)</mo>
          </mrow>
        </msub>
        <mo stretchy="false">=</mo>
        <mn>0.</mn>
      </mrow>
      <mrow>
        <msub>
          <mover accent="true">
            <mn>01</mn>
            <mo>¯</mo>
          </mover>
          <mrow>
            <mo fence="true" stretchy="false">(</mo>
            <mrow>
              <mn>2</mn>
            </mrow>
            <mo fence="true" stretchy="false">)</mo>
          </mrow>
        </msub>
        <mo stretchy="false">=</mo>
        <mn>1.</mn>
      </mrow>
      <mrow>
        <msub>
          <mover accent="true">
            <mn>01</mn>
            <mo>¯</mo>
          </mover>
          <mrow>
            <mo fence="true" stretchy="false">(</mo>
            <mrow>
              <mn>2</mn>
            </mrow>
            <mo fence="true" stretchy="false">)</mo>
          </mrow>
        </msub>
        <mo stretchy="false">×</mo>
        <msubsup>
          <mn>2</mn>
          <mrow>
            <mo fence="true" stretchy="false">(</mo>
            <mrow>
              <mn>10</mn>
            </mrow>
            <mo fence="true" stretchy="false">)</mo>
          </mrow>
          <mrow>
            <mo stretchy="false">−</mo>
            <msub>
              <mn>2</mn>
              <mrow>
                <mo fence="true" stretchy="false">(</mo>
                <mrow>
                  <mn>10</mn>
                </mrow>
                <mo fence="true" stretchy="false">)</mo>
              </mrow>
            </msub>
          </mrow>
        </msubsup>
      </mrow>
    </mrow>
    <annotation encoding="StarMath 5.0">{1} over {3} = 0.{overline3}_{(10)} = 0.{overline01}_{(2)} = 1.{overline01}_{(2)} times 2_{(10)}^{ -2_{(10)} }</annotation>
  </semantics>
</math>
</file>

<file path=Object 2/content.xml><?xml version="1.0" encoding="utf-8"?>
<math xmlns="http://www.w3.org/1998/Math/MathML" display="block">
  <semantics>
    <mrow>
      <mrow>
        <mrow>
          <mo stretchy="false">−</mo>
          <msub>
            <mn>2</mn>
            <mrow>
              <mo fence="true" stretchy="false">(</mo>
              <mrow>
                <mn>10</mn>
              </mrow>
              <mo fence="true" stretchy="false">)</mo>
            </mrow>
          </msub>
        </mrow>
        <mo stretchy="false">+</mo>
        <msub>
          <mn>7</mn>
          <mrow>
            <mo fence="true" stretchy="false">(</mo>
            <mrow>
              <mn>10</mn>
            </mrow>
            <mo fence="true" stretchy="false">)</mo>
          </mrow>
        </msub>
      </mrow>
      <mrow>
        <mrow>
          <mo fence="true" stretchy="false">(</mo>
          <mrow>
            <mi mathvariant="italic">bias</mi>
          </mrow>
          <mo fence="true" stretchy="false">)</mo>
        </mrow>
        <mo stretchy="false">=</mo>
        <msub>
          <mn>5</mn>
          <mrow>
            <mo fence="true" stretchy="false">(</mo>
            <mrow>
              <mn>10</mn>
            </mrow>
            <mo fence="true" stretchy="false">)</mo>
          </mrow>
        </msub>
        <mo stretchy="false">=</mo>
        <msub>
          <mn>101</mn>
          <mrow>
            <mo fence="true" stretchy="false">(</mo>
            <mrow>
              <mn>2</mn>
            </mrow>
            <mo fence="true" stretchy="false">)</mo>
          </mrow>
        </msub>
      </mrow>
    </mrow>
    <annotation encoding="StarMath 5.0">-2_{(10)}+7_{(10)}( bias ) = 5_{(10)} = 101_{ (2) }</annotation>
  </semantics>
</math>
</file>

<file path=Object 3/content.xml><?xml version="1.0" encoding="utf-8"?>
<math xmlns="http://www.w3.org/1998/Math/MathML" display="block">
  <semantics>
    <mtable>
      <mtr>
        <mtd>
          <mrow>
            <mn>1.</mn>
            <mrow>
              <msub>
                <mover accent="true">
                  <mn>01</mn>
                  <mo>¯</mo>
                </mover>
                <mrow>
                  <mo fence="true" stretchy="false">(</mo>
                  <mrow>
                    <mn>2</mn>
                  </mrow>
                  <mo fence="true" stretchy="false">)</mo>
                </mrow>
              </msub>
              <mo stretchy="false">−</mo>
              <msub>
                <mn>1</mn>
                <mrow>
                  <mo fence="true" stretchy="false">(</mo>
                  <mrow>
                    <mn>2</mn>
                  </mrow>
                  <mo fence="true" stretchy="false">)</mo>
                </mrow>
              </msub>
            </mrow>
            <mrow>
              <mrow>
                <mo fence="true" stretchy="false">(</mo>
                <mrow>
                  <mrow>
                    <mi mathvariant="italic">leading</mi>
                    <mn>1</mn>
                    <mi mathvariant="italic">is</mi>
                    <mi mathvariant="italic">implicit</mi>
                  </mrow>
                </mrow>
                <mo fence="true" stretchy="false">)</mo>
              </mrow>
              <mo stretchy="false">=</mo>
              <mn>0.</mn>
            </mrow>
            <msub>
              <mover accent="true">
                <mn>01</mn>
                <mo>¯</mo>
              </mover>
              <mrow>
                <mo fence="true" stretchy="false">(</mo>
                <mrow>
                  <mn>2</mn>
                </mrow>
                <mo fence="true" stretchy="false">)</mo>
              </mrow>
            </msub>
          </mrow>
        </mtd>
      </mtr>
      <mtr>
        <mtd>
          <mo stretchy="false">⇒</mo>
        </mtd>
      </mtr>
    </mtable>
    <annotation encoding="StarMath 5.0">1.{ overline01 }_{(2)} - 1_{(2)} ( leading 1 is implicit ) = 0.{overline01}_{(2)} newline 
drarrow </annotation>
  </semantics>
</math>
</file>

<file path=Object 4/content.xml><?xml version="1.0" encoding="utf-8"?>
<math xmlns="http://www.w3.org/1998/Math/MathML" display="block">
  <semantics>
    <mrow>
      <mfrac>
        <mn>1</mn>
        <mn>3</mn>
      </mfrac>
      <mo stretchy="false">×</mo>
      <mn>3</mn>
    </mrow>
    <annotation encoding="StarMath 5.0">1 over 3 times 3</annotation>
  </semantics>
</math>
</file>